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urceSelectorContainer.ResourceSelectorContai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sourceSelectorContainer.add( ResourceSelector 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sourceSelectorContainer.ResourceSelectorContainer( ResourceSelector [ ] 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ourceSelectorContainer.selectorCou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ourceSelectorContainer.getSelecto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ourceSelectorContainer.hasSelecto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ourceSelectorContainer.dieOnCircularReference( Stack stk , Project p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